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1.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4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2" table:number-columns-repeated="5" table:default-cell-style-name="ce5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Scale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string" calcext:value-type="string">
            <text:p>:1</text:p>
          </table:table-cell>
          <table:table-cell table:style-name="Default" table:number-columns-repeated="4"/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style-name="Default" office:value-type="string" calcext:value-type="string">
            <text:p>Wheel Spacing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string" calcext:value-type="string">
            <text:p>in</text:p>
          </table:table-cell>
          <table:table-cell table:style-name="Default" table:number-columns-repeated="4"/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table:style-name="Default" office:value-type="string" calcext:value-type="string">
            <text:p>Wheel Width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string" calcext:value-type="string">
            <text:p>in (at sensor height)</text:p>
          </table:table-cell>
          <table:table-cell table:style-name="Default" table:number-columns-repeated="4"/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table:style-name="Default" office:value-type="string" calcext:value-type="string">
            <text:p>Bolster Spacing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string" calcext:value-type="string">
            <text:p>in</text:p>
          </table:table-cell>
          <table:table-cell table:style-name="Default" table:number-columns-repeated="4"/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Coupler Spacing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in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Detector Spac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in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1" table:number-columns-repeated="4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" office:value-type="string" calcext:value-type="string">
            <text:p>Speed (mph)</text:p>
          </table:table-cell>
          <table:table-cell table:style-name="ce2" office:value-type="string" calcext:value-type="string">
            <text:p>Scale Speed (in/s)</text:p>
          </table:table-cell>
          <table:table-cell table:style-name="ce2" office:value-type="string" calcext:value-type="string">
            <text:p>Pulse Width (ms)</text:p>
          </table:table-cell>
          <table:table-cell table:style-name="ce2" office:value-type="string" calcext:value-type="string">
            <text:p>Truck Period (ms)</text:p>
          </table:table-cell>
          <table:table-cell table:style-name="ce2" office:value-type="string" calcext:value-type="string">
            <text:p>Car Period (ms)</text:p>
          </table:table-cell>
          <table:table-cell table:style-name="ce2" office:value-type="string" calcext:value-type="string">
            <text:p>Coupler Period (ms)</text:p>
          </table:table-cell>
          <table:table-cell table:style-name="ce2" office:value-type="string" calcext:value-type="string">
            <text:p>Detector Period (ms)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/[.B$1])*([.A9]*5280*12)/(60*60)" office:value-type="float" office:value="1.01149425287356" calcext:value-type="float">
            <text:p>1.011</text:p>
          </table:table-cell>
          <table:table-cell table:formula="of:=1000*[.B$3]/[.B9]" office:value-type="float" office:value="247.159090909091" calcext:value-type="float">
            <text:p>247.2</text:p>
          </table:table-cell>
          <table:table-cell table:formula="of:=1000*([.B$2]/[.B9])" office:value-type="float" office:value="741.477272727273" calcext:value-type="float">
            <text:p>741.5</text:p>
          </table:table-cell>
          <table:table-cell table:formula="of:=1000*[.B$4]/[.B9]" office:value-type="float" office:value="6426.13636363637" calcext:value-type="float">
            <text:p>6426.1</text:p>
          </table:table-cell>
          <table:table-cell table:formula="of:=1000*[.B$5]/[.B9]" office:value-type="float" office:value="1977.27272727273" calcext:value-type="float">
            <text:p>1977.3</text:p>
          </table:table-cell>
          <table:table-cell table:formula="of:=1000*[.B$6]/[.B9]" office:value-type="float" office:value="988.636363636364" calcext:value-type="float">
            <text:p>988.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1/[.B$1])*([.A10]*5280*12)/(60*60)" office:value-type="float" office:value="2.02298850574713" calcext:value-type="float">
            <text:p>2.023</text:p>
          </table:table-cell>
          <table:table-cell table:formula="of:=1000*[.B$3]/[.B10]" office:value-type="float" office:value="123.579545454545" calcext:value-type="float">
            <text:p>123.6</text:p>
          </table:table-cell>
          <table:table-cell table:formula="of:=1000*([.B$2]/[.B10])" office:value-type="float" office:value="370.738636363636" calcext:value-type="float">
            <text:p>370.7</text:p>
          </table:table-cell>
          <table:table-cell table:formula="of:=1000*[.B$4]/[.B10]" office:value-type="float" office:value="3213.06818181818" calcext:value-type="float">
            <text:p>3213.1</text:p>
          </table:table-cell>
          <table:table-cell table:formula="of:=1000*[.B$5]/[.B10]" office:value-type="float" office:value="988.636363636364" calcext:value-type="float">
            <text:p>988.6</text:p>
          </table:table-cell>
          <table:table-cell table:formula="of:=1000*[.B$6]/[.B10]" office:value-type="float" office:value="494.318181818182" calcext:value-type="float">
            <text:p>494.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1/[.B$1])*([.A11]*5280*12)/(60*60)" office:value-type="float" office:value="3.03448275862069" calcext:value-type="float">
            <text:p>3.034</text:p>
          </table:table-cell>
          <table:table-cell table:formula="of:=1000*[.B$3]/[.B11]" office:value-type="float" office:value="82.3863636363636" calcext:value-type="float">
            <text:p>82.4</text:p>
          </table:table-cell>
          <table:table-cell table:formula="of:=1000*([.B$2]/[.B11])" office:value-type="float" office:value="247.159090909091" calcext:value-type="float">
            <text:p>247.2</text:p>
          </table:table-cell>
          <table:table-cell table:formula="of:=1000*[.B$4]/[.B11]" office:value-type="float" office:value="2142.04545454545" calcext:value-type="float">
            <text:p>2142.0</text:p>
          </table:table-cell>
          <table:table-cell table:formula="of:=1000*[.B$5]/[.B11]" office:value-type="float" office:value="659.090909090909" calcext:value-type="float">
            <text:p>659.1</text:p>
          </table:table-cell>
          <table:table-cell table:formula="of:=1000*[.B$6]/[.B11]" office:value-type="float" office:value="329.545454545455" calcext:value-type="float">
            <text:p>329.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1/[.B$1])*([.A12]*5280*12)/(60*60)" office:value-type="float" office:value="4.04597701149425" calcext:value-type="float">
            <text:p>4.046</text:p>
          </table:table-cell>
          <table:table-cell table:formula="of:=1000*[.B$3]/[.B12]" office:value-type="float" office:value="61.7897727272727" calcext:value-type="float">
            <text:p>61.8</text:p>
          </table:table-cell>
          <table:table-cell table:formula="of:=1000*([.B$2]/[.B12])" office:value-type="float" office:value="185.369318181818" calcext:value-type="float">
            <text:p>185.4</text:p>
          </table:table-cell>
          <table:table-cell table:formula="of:=1000*[.B$4]/[.B12]" office:value-type="float" office:value="1606.53409090909" calcext:value-type="float">
            <text:p>1606.5</text:p>
          </table:table-cell>
          <table:table-cell table:formula="of:=1000*[.B$5]/[.B12]" office:value-type="float" office:value="494.318181818182" calcext:value-type="float">
            <text:p>494.3</text:p>
          </table:table-cell>
          <table:table-cell table:formula="of:=1000*[.B$6]/[.B12]" office:value-type="float" office:value="247.159090909091" calcext:value-type="float">
            <text:p>247.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1/[.B$1])*([.A13]*5280*12)/(60*60)" office:value-type="float" office:value="5.05747126436782" calcext:value-type="float">
            <text:p>5.057</text:p>
          </table:table-cell>
          <table:table-cell table:formula="of:=1000*[.B$3]/[.B13]" office:value-type="float" office:value="49.4318181818182" calcext:value-type="float">
            <text:p>49.4</text:p>
          </table:table-cell>
          <table:table-cell table:formula="of:=1000*([.B$2]/[.B13])" office:value-type="float" office:value="148.295454545455" calcext:value-type="float">
            <text:p>148.3</text:p>
          </table:table-cell>
          <table:table-cell table:formula="of:=1000*[.B$4]/[.B13]" office:value-type="float" office:value="1285.22727272727" calcext:value-type="float">
            <text:p>1285.2</text:p>
          </table:table-cell>
          <table:table-cell table:formula="of:=1000*[.B$5]/[.B13]" office:value-type="float" office:value="395.454545454545" calcext:value-type="float">
            <text:p>395.5</text:p>
          </table:table-cell>
          <table:table-cell table:formula="of:=1000*[.B$6]/[.B13]" office:value-type="float" office:value="197.727272727273" calcext:value-type="float">
            <text:p>197.7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1/[.B$1])*([.A14]*5280*12)/(60*60)" office:value-type="float" office:value="6.06896551724138" calcext:value-type="float">
            <text:p>6.069</text:p>
          </table:table-cell>
          <table:table-cell table:formula="of:=1000*[.B$3]/[.B14]" office:value-type="float" office:value="41.1931818181818" calcext:value-type="float">
            <text:p>41.2</text:p>
          </table:table-cell>
          <table:table-cell table:formula="of:=1000*([.B$2]/[.B14])" office:value-type="float" office:value="123.579545454545" calcext:value-type="float">
            <text:p>123.6</text:p>
          </table:table-cell>
          <table:table-cell table:formula="of:=1000*[.B$4]/[.B14]" office:value-type="float" office:value="1071.02272727273" calcext:value-type="float">
            <text:p>1071.0</text:p>
          </table:table-cell>
          <table:table-cell table:formula="of:=1000*[.B$5]/[.B14]" office:value-type="float" office:value="329.545454545455" calcext:value-type="float">
            <text:p>329.5</text:p>
          </table:table-cell>
          <table:table-cell table:formula="of:=1000*[.B$6]/[.B14]" office:value-type="float" office:value="164.772727272727" calcext:value-type="float">
            <text:p>164.8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1/[.B$1])*([.A15]*5280*12)/(60*60)" office:value-type="float" office:value="8.09195402298851" calcext:value-type="float">
            <text:p>8.092</text:p>
          </table:table-cell>
          <table:table-cell table:formula="of:=1000*[.B$3]/[.B15]" office:value-type="float" office:value="30.8948863636364" calcext:value-type="float">
            <text:p>30.9</text:p>
          </table:table-cell>
          <table:table-cell table:formula="of:=1000*([.B$2]/[.B15])" office:value-type="float" office:value="92.6846590909091" calcext:value-type="float">
            <text:p>92.7</text:p>
          </table:table-cell>
          <table:table-cell table:formula="of:=1000*[.B$4]/[.B15]" office:value-type="float" office:value="803.267045454546" calcext:value-type="float">
            <text:p>803.3</text:p>
          </table:table-cell>
          <table:table-cell table:formula="of:=1000*[.B$5]/[.B15]" office:value-type="float" office:value="247.159090909091" calcext:value-type="float">
            <text:p>247.2</text:p>
          </table:table-cell>
          <table:table-cell table:formula="of:=1000*[.B$6]/[.B15]" office:value-type="float" office:value="123.579545454545" calcext:value-type="float">
            <text:p>123.6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1/[.B$1])*([.A16]*5280*12)/(60*60)" office:value-type="float" office:value="10.1149425287356" calcext:value-type="float">
            <text:p>10.115</text:p>
          </table:table-cell>
          <table:table-cell table:formula="of:=1000*[.B$3]/[.B16]" office:value-type="float" office:value="24.7159090909091" calcext:value-type="float">
            <text:p>24.7</text:p>
          </table:table-cell>
          <table:table-cell table:formula="of:=1000*([.B$2]/[.B16])" office:value-type="float" office:value="74.1477272727273" calcext:value-type="float">
            <text:p>74.1</text:p>
          </table:table-cell>
          <table:table-cell table:formula="of:=1000*[.B$4]/[.B16]" office:value-type="float" office:value="642.613636363636" calcext:value-type="float">
            <text:p>642.6</text:p>
          </table:table-cell>
          <table:table-cell table:formula="of:=1000*[.B$5]/[.B16]" office:value-type="float" office:value="197.727272727273" calcext:value-type="float">
            <text:p>197.7</text:p>
          </table:table-cell>
          <table:table-cell table:formula="of:=1000*[.B$6]/[.B16]" office:value-type="float" office:value="98.8636363636364" calcext:value-type="float">
            <text:p>98.9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1/[.B$1])*([.A17]*5280*12)/(60*60)" office:value-type="float" office:value="12.1379310344828" calcext:value-type="float">
            <text:p>12.138</text:p>
          </table:table-cell>
          <table:table-cell table:formula="of:=1000*[.B$3]/[.B17]" office:value-type="float" office:value="20.5965909090909" calcext:value-type="float">
            <text:p>20.6</text:p>
          </table:table-cell>
          <table:table-cell table:formula="of:=1000*([.B$2]/[.B17])" office:value-type="float" office:value="61.7897727272727" calcext:value-type="float">
            <text:p>61.8</text:p>
          </table:table-cell>
          <table:table-cell table:formula="of:=1000*[.B$4]/[.B17]" office:value-type="float" office:value="535.511363636364" calcext:value-type="float">
            <text:p>535.5</text:p>
          </table:table-cell>
          <table:table-cell table:formula="of:=1000*[.B$5]/[.B17]" office:value-type="float" office:value="164.772727272727" calcext:value-type="float">
            <text:p>164.8</text:p>
          </table:table-cell>
          <table:table-cell table:formula="of:=1000*[.B$6]/[.B17]" office:value-type="float" office:value="82.3863636363636" calcext:value-type="float">
            <text:p>82.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1/[.B$1])*([.A18]*5280*12)/(60*60)" office:value-type="float" office:value="14.1609195402299" calcext:value-type="float">
            <text:p>14.161</text:p>
          </table:table-cell>
          <table:table-cell table:formula="of:=1000*[.B$3]/[.B18]" office:value-type="float" office:value="17.6542207792208" calcext:value-type="float">
            <text:p>17.7</text:p>
          </table:table-cell>
          <table:table-cell table:formula="of:=1000*([.B$2]/[.B18])" office:value-type="float" office:value="52.9626623376623" calcext:value-type="float">
            <text:p>53.0</text:p>
          </table:table-cell>
          <table:table-cell table:formula="of:=1000*[.B$4]/[.B18]" office:value-type="float" office:value="459.00974025974" calcext:value-type="float">
            <text:p>459.0</text:p>
          </table:table-cell>
          <table:table-cell table:formula="of:=1000*[.B$5]/[.B18]" office:value-type="float" office:value="141.233766233766" calcext:value-type="float">
            <text:p>141.2</text:p>
          </table:table-cell>
          <table:table-cell table:formula="of:=1000*[.B$6]/[.B18]" office:value-type="float" office:value="70.6168831168831" calcext:value-type="float">
            <text:p>70.6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1/[.B$1])*([.A19]*5280*12)/(60*60)" office:value-type="float" office:value="16.183908045977" calcext:value-type="float">
            <text:p>16.184</text:p>
          </table:table-cell>
          <table:table-cell table:formula="of:=1000*[.B$3]/[.B19]" office:value-type="float" office:value="15.4474431818182" calcext:value-type="float">
            <text:p>15.4</text:p>
          </table:table-cell>
          <table:table-cell table:formula="of:=1000*([.B$2]/[.B19])" office:value-type="float" office:value="46.3423295454546" calcext:value-type="float">
            <text:p>46.3</text:p>
          </table:table-cell>
          <table:table-cell table:formula="of:=1000*[.B$4]/[.B19]" office:value-type="float" office:value="401.633522727273" calcext:value-type="float">
            <text:p>401.6</text:p>
          </table:table-cell>
          <table:table-cell table:formula="of:=1000*[.B$5]/[.B19]" office:value-type="float" office:value="123.579545454545" calcext:value-type="float">
            <text:p>123.6</text:p>
          </table:table-cell>
          <table:table-cell table:formula="of:=1000*[.B$6]/[.B19]" office:value-type="float" office:value="61.7897727272727" calcext:value-type="float">
            <text:p>61.8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1/[.B$1])*([.A20]*5280*12)/(60*60)" office:value-type="float" office:value="18.2068965517241" calcext:value-type="float">
            <text:p>18.207</text:p>
          </table:table-cell>
          <table:table-cell table:formula="of:=1000*[.B$3]/[.B20]" office:value-type="float" office:value="13.7310606060606" calcext:value-type="float">
            <text:p>13.7</text:p>
          </table:table-cell>
          <table:table-cell table:formula="of:=1000*([.B$2]/[.B20])" office:value-type="float" office:value="41.1931818181818" calcext:value-type="float">
            <text:p>41.2</text:p>
          </table:table-cell>
          <table:table-cell table:formula="of:=1000*[.B$4]/[.B20]" office:value-type="float" office:value="357.007575757576" calcext:value-type="float">
            <text:p>357.0</text:p>
          </table:table-cell>
          <table:table-cell table:formula="of:=1000*[.B$5]/[.B20]" office:value-type="float" office:value="109.848484848485" calcext:value-type="float">
            <text:p>109.8</text:p>
          </table:table-cell>
          <table:table-cell table:formula="of:=1000*[.B$6]/[.B20]" office:value-type="float" office:value="54.9242424242424" calcext:value-type="float">
            <text:p>54.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1/[.B$1])*([.A21]*5280*12)/(60*60)" office:value-type="float" office:value="20.2298850574713" calcext:value-type="float">
            <text:p>20.230</text:p>
          </table:table-cell>
          <table:table-cell table:formula="of:=1000*[.B$3]/[.B21]" office:value-type="float" office:value="12.3579545454545" calcext:value-type="float">
            <text:p>12.4</text:p>
          </table:table-cell>
          <table:table-cell table:formula="of:=1000*([.B$2]/[.B21])" office:value-type="float" office:value="37.0738636363636" calcext:value-type="float">
            <text:p>37.1</text:p>
          </table:table-cell>
          <table:table-cell table:formula="of:=1000*[.B$4]/[.B21]" office:value-type="float" office:value="321.306818181818" calcext:value-type="float">
            <text:p>321.3</text:p>
          </table:table-cell>
          <table:table-cell table:formula="of:=1000*[.B$5]/[.B21]" office:value-type="float" office:value="98.8636363636364" calcext:value-type="float">
            <text:p>98.9</text:p>
          </table:table-cell>
          <table:table-cell table:formula="of:=1000*[.B$6]/[.B21]" office:value-type="float" office:value="49.4318181818182" calcext:value-type="float">
            <text:p>49.4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1/[.B$1])*([.A22]*5280*12)/(60*60)" office:value-type="float" office:value="22.2528735632184" calcext:value-type="float">
            <text:p>22.253</text:p>
          </table:table-cell>
          <table:table-cell table:formula="of:=1000*[.B$3]/[.B22]" office:value-type="float" office:value="11.2345041322314" calcext:value-type="float">
            <text:p>11.2</text:p>
          </table:table-cell>
          <table:table-cell table:formula="of:=1000*([.B$2]/[.B22])" office:value-type="float" office:value="33.7035123966942" calcext:value-type="float">
            <text:p>33.7</text:p>
          </table:table-cell>
          <table:table-cell table:formula="of:=1000*[.B$4]/[.B22]" office:value-type="float" office:value="292.097107438017" calcext:value-type="float">
            <text:p>292.1</text:p>
          </table:table-cell>
          <table:table-cell table:formula="of:=1000*[.B$5]/[.B22]" office:value-type="float" office:value="89.8760330578513" calcext:value-type="float">
            <text:p>89.9</text:p>
          </table:table-cell>
          <table:table-cell table:formula="of:=1000*[.B$6]/[.B22]" office:value-type="float" office:value="44.9380165289256" calcext:value-type="float">
            <text:p>44.9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[.B$1])*([.A23]*5280*12)/(60*60)" office:value-type="float" office:value="24.2758620689655" calcext:value-type="float">
            <text:p>24.276</text:p>
          </table:table-cell>
          <table:table-cell table:formula="of:=1000*[.B$3]/[.B23]" office:value-type="float" office:value="10.2982954545455" calcext:value-type="float">
            <text:p>10.3</text:p>
          </table:table-cell>
          <table:table-cell table:formula="of:=1000*([.B$2]/[.B23])" office:value-type="float" office:value="30.8948863636364" calcext:value-type="float">
            <text:p>30.9</text:p>
          </table:table-cell>
          <table:table-cell table:formula="of:=1000*[.B$4]/[.B23]" office:value-type="float" office:value="267.755681818182" calcext:value-type="float">
            <text:p>267.8</text:p>
          </table:table-cell>
          <table:table-cell table:formula="of:=1000*[.B$5]/[.B23]" office:value-type="float" office:value="82.3863636363636" calcext:value-type="float">
            <text:p>82.4</text:p>
          </table:table-cell>
          <table:table-cell table:formula="of:=1000*[.B$6]/[.B23]" office:value-type="float" office:value="41.1931818181818" calcext:value-type="float">
            <text:p>41.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4T20:04:06.497296801</meta:creation-date>
    <meta:generator>LibreOffice/25.8.5.2$Linux_X86_64 LibreOffice_project/580$Build-2</meta:generator>
    <dc:date>2026-03-14T22:33:48.759088880</dc:date>
    <meta:editing-duration>PT1H16M25S</meta:editing-duration>
    <meta:editing-cycles>3</meta:editing-cycles>
    <meta:document-statistic meta:table-count="1" meta:cell-count="138" meta:object-count="0"/>
  </office:meta>
</office:document-meta>
</file>